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none" fo:font-weight="bold" officeooo:rsid="0011db0d" officeooo:paragraph-rsid="0011db0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1db0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language="en" fo:country="US" style:text-underline-style="none" fo:font-weight="bold" officeooo:rsid="000d0b55" officeooo:paragraph-rsid="0011db0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11db0d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1db0d" style:font-size-asian="28pt" style:font-weight-asian="bold" style:font-size-complex="28pt" style:font-weight-complex="bold"/>
    </style:style>
    <style:style style:name="T1" style:family="text">
      <style:text-properties officeooo:rsid="0011db0d"/>
    </style:style>
    <style:style style:name="T2" style:family="text">
      <style:text-properties officeooo:rsid="0013a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ASSIGNMENT-<text:span text:style-name="T1">3</text:span></text:p>
      <text:p text:style-name="P2"/>
      <text:p text:style-name="P2"/>
      <text:p text:style-name="P5">Question 1: </text:p>
      <text:p text:style-name="P2"/>
      <text:p text:style-name="P1">DATE data type of SQL is compatible with the standard definition of Gregorian Calendar as defined by ANSI and as a result, is recognized.</text:p>
      <text:p text:style-name="P1"/>
      <text:p text:style-name="P1"/>
      <text:p text:style-name="P5">Question <text:span text:style-name="T1">2</text:span>: </text:p>
      <text:p text:style-name="P5"/>
      <text:p text:style-name="P3"><text:span text:style-name="T1">T</text:span>he Data Manipulation language <text:span text:style-name="T1">(</text:span>DML<text:span text:style-name="T1">) is the subdivision of SQL which is used to insert values </text:span><text:span text:style-name="T2">in Ta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55:30.283583249</meta:creation-date>
    <dc:date>2024-03-08T17:06:47.561539400</dc:date>
    <meta:editing-duration>PT37S</meta:editing-duration>
    <meta:editing-cycles>1</meta:editing-cycles>
    <meta:document-statistic meta:table-count="0" meta:image-count="0" meta:object-count="0" meta:page-count="1" meta:paragraph-count="5" meta:word-count="48" meta:character-count="281" meta:non-whitespace-character-count="236"/>
    <meta:generator>LibreOffice/7.3.7.2$Linux_X86_64 LibreOffice_project/30$Build-2</meta:generator>
  </office:meta>
</office:document-meta>
</file>